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REYES VASQUEZ, LUIS EDUARD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EYES VASQUEZ, LUIS EDUAR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EYES VASQUEZ, LUIS EDUAR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9208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4:2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6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5:10:5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